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1" svg:font-family="FreeSerif" style:font-family-generic="roman" style:font-pitch="variable"/>
    <style:font-face style:name="FreeSerif" svg:font-family="FreeSerif" style:font-adornments="Gras" style:font-family-generic="roman" style:font-pitch="variable"/>
    <style:font-face style:name="FreeSerif3" svg:font-family="FreeSerif" style:font-adornments="Italique" style:font-family-generic="roman" style:font-pitch="variable"/>
    <style:font-face style:name="FreeSerif2"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e4ca" officeooo:paragraph-rsid="0008e4ca"/>
    </style:style>
    <style:style style:name="P2" style:family="paragraph" style:parent-style-name="Standard">
      <style:paragraph-properties fo:text-align="center" style:justify-single-word="false"/>
      <style:text-properties style:font-name="FreeSerif1" fo:font-size="24pt" style:text-underline-style="solid" style:text-underline-width="auto" style:text-underline-color="font-color" officeooo:rsid="0008e4ca" officeooo:paragraph-rsid="0008e4ca" style:font-size-asian="24pt" style:font-size-complex="24pt"/>
    </style:style>
    <style:style style:name="P3" style:family="paragraph" style:parent-style-name="Standard">
      <style:paragraph-properties fo:text-align="center" style:justify-single-word="false"/>
      <style:text-properties style:font-name="FreeSerif1" fo:font-size="26pt" style:text-underline-style="solid" style:text-underline-width="auto" style:text-underline-color="font-color" officeooo:rsid="0008e4ca" officeooo:paragraph-rsid="0008e4ca" style:font-size-asian="26pt" style:font-size-complex="26pt"/>
    </style:style>
    <style:style style:name="P4" style:family="paragraph" style:parent-style-name="Standard">
      <style:paragraph-properties fo:text-align="center" style:justify-single-word="false"/>
      <style:text-properties fo:color="#999999" style:font-name="FreeSerif1" fo:font-size="26pt" fo:font-style="italic" style:text-underline-style="solid" style:text-underline-width="auto" style:text-underline-color="font-color" officeooo:rsid="0008e4ca" officeooo:paragraph-rsid="0008e4ca" style:font-size-asian="26pt" style:font-style-asian="italic" style:font-size-complex="26pt" style:font-style-complex="italic"/>
    </style:style>
    <style:style style:name="P5" style:family="paragraph" style:parent-style-name="Text_20_body">
      <style:text-properties officeooo:rsid="00098582" officeooo:paragraph-rsid="00098582"/>
    </style:style>
    <style:style style:name="P6" style:family="paragraph" style:parent-style-name="Text_20_body" style:list-style-name="L1">
      <style:text-properties officeooo:rsid="00098582" officeooo:paragraph-rsid="00098582"/>
    </style:style>
    <style:style style:name="P7" style:family="paragraph" style:parent-style-name="Text_20_body">
      <style:text-properties officeooo:paragraph-rsid="00098582"/>
    </style:style>
    <style:style style:name="P8" style:family="paragraph" style:parent-style-name="Text_20_body" style:list-style-name="L5">
      <style:text-properties officeooo:rsid="00099e8d" officeooo:paragraph-rsid="00099e8d"/>
    </style:style>
    <style:style style:name="P9" style:family="paragraph" style:parent-style-name="Text_20_body" style:list-style-name="L6">
      <style:text-properties officeooo:rsid="000a260f" officeooo:paragraph-rsid="000a260f"/>
    </style:style>
    <style:style style:name="P10" style:family="paragraph" style:parent-style-name="Text_20_body" style:list-style-name="L5">
      <style:text-properties officeooo:rsid="000a260f" officeooo:paragraph-rsid="000a260f"/>
    </style:style>
    <style:style style:name="P11" style:family="paragraph" style:parent-style-name="Text_20_body">
      <style:text-properties officeooo:rsid="000a4c9a" officeooo:paragraph-rsid="000a4c9a"/>
    </style:style>
    <style:style style:name="P12" style:family="paragraph" style:parent-style-name="Text_20_body" style:list-style-name="L7">
      <style:text-properties officeooo:rsid="000a4c9a" officeooo:paragraph-rsid="000a4c9a"/>
    </style:style>
    <style:style style:name="P13" style:family="paragraph" style:parent-style-name="Heading_20_1">
      <style:text-properties officeooo:rsid="00098582" officeooo:paragraph-rsid="00098582"/>
    </style:style>
    <style:style style:name="P14" style:family="paragraph" style:parent-style-name="Heading_20_1">
      <style:text-properties officeooo:paragraph-rsid="00098582"/>
    </style:style>
    <style:style style:name="P15" style:family="paragraph" style:parent-style-name="Heading_20_2">
      <style:text-properties officeooo:rsid="00098582" officeooo:paragraph-rsid="00098582"/>
    </style:style>
    <style:style style:name="P16" style:family="paragraph" style:parent-style-name="Heading_20_2">
      <style:text-properties officeooo:paragraph-rsid="00098582"/>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8582"/>
    </style:style>
    <style:style style:name="T2" style:family="text">
      <style:text-properties fo:font-weight="bold" officeooo:rsid="0009858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582"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0a260f"/>
    </style:style>
    <style:style style:name="T7" style:family="text">
      <style:text-properties officeooo:rsid="000a4c9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ahier des Charges</text:p>
      <text:p text:style-name="Table_20_Contents"/>
      <text:p text:style-name="P4">Catalogue New World</text:p>
      <text:p text:style-name="P1"/>
      <text:p text:style-name="P1"/>
      <text:h text:style-name="Heading_20_1" text:outline-level="1" text:is-list-header="true"><text:bookmark-start text:name="__RefHeading__1260_1232576361"/>Sommaire<text:bookmark-end text:name="__RefHeading__1260_123257636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1260_1232576361" text:style-name="Index_20_Link" text:visited-style-name="Index_20_Link">Sommaire<text:tab/>1</text:a></text:p>
          <text:p text:style-name="P18"><text:a xlink:type="simple" xlink:href="#__RefHeading__1262_1232576361" text:style-name="Index_20_Link" text:visited-style-name="Index_20_Link">I.Présentation du Projet<text:tab/>1</text:a></text:p>
          <text:p text:style-name="P17"><text:a xlink:type="simple" xlink:href="#__RefHeading__1475_1232576361" text:style-name="Index_20_Link" text:visited-style-name="Index_20_Link">1. Les contraintes imposées par le professeur<text:tab/>1</text:a></text:p>
          <text:p text:style-name="P18"><text:a xlink:type="simple" xlink:href="#__RefHeading__1264_1232576361" text:style-name="Index_20_Link" text:visited-style-name="Index_20_Link">II.Déroulement du Projet<text:tab/>2</text:a></text:p>
          <text:p text:style-name="P17"><text:a xlink:type="simple" xlink:href="#__RefHeading__1688_1232576361" text:style-name="Index_20_Link" text:visited-style-name="Index_20_Link">1. Les outils utilisés<text:tab/>2</text:a></text:p>
          <text:p text:style-name="P17"><text:a xlink:type="simple" xlink:href="#__RefHeading__1686_1232576361" text:style-name="Index_20_Link" text:visited-style-name="Index_20_Link">2. Les taches de Michael<text:tab/>2</text:a></text:p>
          <text:p text:style-name="P17"><text:a xlink:type="simple" xlink:href="#__RefHeading__1690_1232576361" text:style-name="Index_20_Link" text:visited-style-name="Index_20_Link">3. Les taches de Mélanie<text:tab/>2</text:a></text:p>
        </text:index-body>
      </text:table-of-content>
      <text:p text:style-name="Text_20_body"/>
      <text:p text:style-name="Standard"><text:tab/></text:p>
      <text:h text:style-name="P14" text:outline-level="1"><text:bookmark-start text:name="__RefHeading__1262_1232576361"/><text:span text:style-name="T1">Présentation du Projet</text:span><text:bookmark-end text:name="__RefHeading__1262_1232576361"/></text:h>
      <text:p text:style-name="P7"><text:tab/><text:span text:style-name="T1">Le projet du catalogue NewWorld à pour objectif de créer une application en console autonome, qui créera un </text:span><text:span text:style-name="T2">PDF</text:span><text:span text:style-name="T4"> personnalisé pour chaque client concernant les produits, non périmés, en vente dans les points de vente choisis par le client. Ce PDV devra prendre en compte toute la semaine suivant la création de celui-ci.</text:span></text:p>
      <text:h text:style-name="P16" text:outline-level="2"><text:bookmark-start text:name="__RefHeading__1475_1232576361"/><text:span text:style-name="T4">. Les contraintes imposées par le professeur</text:span><text:bookmark-end text:name="__RefHeading__1475_1232576361"/></text:h>
      <text:list xml:id="list909144849987528846" text:style-name="L1">
        <text:list-header>
          <text:p text:style-name="P6"><text:span text:style-name="T3">Le programme doit </text:span></text:p>
        </text:list-header>
        <text:list-item>
          <text:p text:style-name="P6"><text:span text:style-name="T3">Être interactif</text:span></text:p>
        </text:list-item>
        <text:list-item>
          <text:p text:style-name="P6"><text:span text:style-name="T3">Se lancer le jeudi à 22h</text:span></text:p>
        </text:list-item>
        <text:list-item>
          <text:p text:style-name="P6"><text:span text:style-name="T3">Construire les PDF et les enregistrer</text:span></text:p>
        </text:list-item>
        <text:list-item>
          <text:p text:style-name="P6"><text:span text:style-name="T3">Envoyer un mail à chaque client contenant son lien vers </text:span><text:span text:style-name="T5">son PDF</text:span></text:p>
          <text:p text:style-name="P6"><text:soft-page-break/><text:span text:style-name="T5"/></text:p>
        </text:list-item>
      </text:list>
      <text:h text:style-name="P13" text:outline-level="1"><text:bookmark-start text:name="__RefHeading__1264_1232576361"/>Déroulement du Projet<text:bookmark-end text:name="__RefHeading__1264_1232576361"/></text:h>
      <text:p text:style-name="P7"><text:span text:style-name="T1">Le projet se déroute en duo, ici Michael </text:span><text:bookmark text:name=":po.co"/>Vanlerberghe<text:span text:style-name="T1"> et Mélanie Lebeau.</text:span></text:p>
      <text:p text:style-name="P5">La première étape à été de se mettre d'accord sur la base de données à utiliser. Celle choisi à été celle de Mélanie. Il à donc été nécessaire de partager le projet via GitHub afin d'avoir les même documents pour chacun. </text:p>
      <text:h text:style-name="P16" text:outline-level="2"><text:bookmark-start text:name="__RefHeading__1688_1232576361"/>. <text:span text:style-name="T7">Les outils utilisés</text:span><text:bookmark-end text:name="__RefHeading__1688_1232576361"/></text:h>
      <text:p text:style-name="P11">Les outils utilisés dans ce projet sont : </text:p>
      <text:list xml:id="list14206583533621426" text:style-name="L7">
        <text:list-item>
          <text:p text:style-name="P12">GitHub pour le partage des fichiers</text:p>
        </text:list-item>
        <text:list-item>
          <text:p text:style-name="P12">Le logiciel QtCreateur pour la programmation du logiciel</text:p>
        </text:list-item>
        <text:list-item>
          <text:p text:style-name="P12">Le langage Qt pour la programmation du logiciel</text:p>
        </text:list-item>
        <text:list-item>
          <text:p text:style-name="P12">Le langage MySql pour la Base de donnée</text:p>
        </text:list-item>
        <text:list-item>
          <text:p text:style-name="P12">Hangout pour communiquer à distance</text:p>
        </text:list-item>
      </text:list>
      <text:h text:style-name="P16" text:outline-level="2"><text:bookmark-start text:name="__RefHeading__1686_1232576361"/><text:span text:style-name="T1">. Les taches de Michael</text:span><text:bookmark-end text:name="__RefHeading__1686_1232576361"/></text:h>
      <text:list xml:id="list7457516258283549700" text:style-name="L6">
        <text:list-item>
          <text:p text:style-name="P9">Création du dossier GitHub</text:p>
        </text:list-item>
        <text:list-item>
          <text:p text:style-name="P9">Récupération des fichiers sur GitHub</text:p>
        </text:list-item>
        <text:list-item>
          <text:p text:style-name="P9">Complétion du jeu d'essai </text:p>
        </text:list-item>
      </text:list>
      <text:h text:style-name="P15" text:outline-level="2"><text:bookmark-start text:name="__RefHeading__1690_1232576361"/>. Les taches de Mélanie<text:bookmark-end text:name="__RefHeading__1690_1232576361"/></text:h>
      <text:list xml:id="list4817323068957583163" text:style-name="L5">
        <text:list-item>
          <text:p text:style-name="P8">Partage de ses fich<text:span text:style-name="T6">iers sur GitHub</text:span></text:p>
        </text:list-item>
        <text:list-item>
          <text:p text:style-name="P10">Écriture et complétion du cahier des Charges au fur et à mesure de l'avancement du projet</text:p>
        </text:list-item>
      </text:list>
      <text:p text:style-name="P11">Chaque fin de séance de projet se conclu par un partage sur GitHub de tout les fichiers et chaque début commence par une récupération de ces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1" svg:font-family="FreeSerif" style:font-family-generic="roman" style:font-pitch="variable"/>
    <style:font-face style:name="FreeSerif" svg:font-family="FreeSerif" style:font-adornments="Gras" style:font-family-generic="roman" style:font-pitch="variable"/>
    <style:font-face style:name="FreeSerif3" svg:font-family="FreeSerif" style:font-adornments="Italique" style:font-family-generic="roman" style:font-pitch="variable"/>
    <style:font-face style:name="FreeSerif2"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2" fo:font-family="FreeSerif" style:font-style-name="Normal" style:font-family-generic="roman" style:font-pitch="variable" fo:font-size="1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Free Serif" fo:font-family="'Free Serif'" style:font-style-name="Normal" style:font-family-generic="roman" fo:font-size="1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background-image/>
      </style:paragraph-properties>
      <style:text-properties style:font-name="FreeSerif" fo:font-family="FreeSerif" style:font-style-name="Gras" style:font-family-generic="roman" style:font-pitch="variable" fo:font-size="125%"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3" fo:font-family="FreeSerif" style:font-style-name="Italique" style:font-family-generic="roman" style:font-pitch="variable" fo:font-size="120%"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family="FreeSerif" style:font-style-name="Italique" style:font-family-generic="roman" style:font-pitch="variable" fo:font-size="16pt" fo:font-style="italic"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tyle="italic"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style="italic" fo:font-weight="bold" style:font-size-asian="10.5pt" style:font-weight-asian="bold"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fo:font-style="itali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9:15:39.539912233</meta:creation-date>
    <meta:generator>LibreOffice/4.3.3.2$Linux_x86 LibreOffice_project/430m0$Build-2</meta:generator>
    <dc:date>2018-03-23T10:25:14.515176866</dc:date>
    <meta:editing-duration>PT1H7M15S</meta:editing-duration>
    <meta:editing-cycles>5</meta:editing-cycles>
    <meta:document-statistic meta:table-count="0" meta:image-count="0" meta:object-count="0" meta:page-count="2" meta:paragraph-count="39" meta:word-count="334" meta:character-count="1813" meta:non-whitespace-character-count="1532"/>
  </office:meta>
</office:document-meta>
</file>